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Verdana, Verdana" svg:font-family="Verdana, Verdana" style:font-family-generic="swiss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0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3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4" style:parent-style-name="Textbody" style:family="paragraph">
      <style:text-properties style:font-name="Times New Roman" fo:font-size="12pt" style:font-size-asian="12pt" style:font-size-complex="12pt"/>
    </style:style>
    <style:style style:name="T35" style:parent-style-name="Fonteparág.padrão" style:family="text">
      <style:text-properties style:font-name="Times New Roman"/>
    </style:style>
    <style:style style:name="T36" style:parent-style-name="Fonteparág.padrão" style:family="text">
      <style:text-properties style:font-name="Times New Roman"/>
    </style:style>
    <style:style style:name="P37" style:parent-style-name="Textbody" style:family="paragraph">
      <style:text-properties style:font-name="Times New Roman" fo:font-size="12pt" style:font-size-asian="12pt" style:font-size-complex="12pt"/>
    </style:style>
    <style:style style:name="P38" style:parent-style-name="Textbody" style:family="paragraph">
      <style:paragraph-properties fo:margin-left="0.5312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39" style:parent-style-name="Textbody" style:family="paragraph">
      <style:paragraph-properties fo:margin-left="0.7291in">
        <style:tab-stops/>
      </style:paragraph-properties>
      <style:text-properties style:font-name="Times New Roman" fo:font-size="12pt" style:font-size-asian="12pt" style:font-size-complex="12pt"/>
    </style:style>
    <style:style style:name="P40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41" style:parent-style-name="Textbody" style:family="paragraph">
      <style:paragraph-properties fo:margin-left="0.7291in">
        <style:tab-stops/>
      </style:paragraph-properties>
      <style:text-properties style:font-name="Times New Roman" fo:font-size="12pt" style:font-size-asian="12pt" style:font-size-complex="12pt"/>
    </style:style>
    <style:style style:name="P42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43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44" style:parent-style-name="Textbody" style:family="paragraph">
      <style:paragraph-properties fo:margin-left="0.7173in">
        <style:tab-stops/>
      </style:paragraph-properties>
      <style:text-properties style:font-name="Times New Roman" fo:font-size="12pt" style:font-size-asian="12pt" style:font-size-complex="12pt"/>
    </style:style>
    <style:style style:name="P45" style:parent-style-name="Textbody" style:family="paragraph">
      <style:paragraph-properties fo:margin-left="0.7173in">
        <style:tab-stops/>
      </style:paragraph-properties>
      <style:text-properties style:font-name="Times New Roman" fo:font-size="12pt" style:font-size-asian="12pt" style:font-size-complex="12pt"/>
    </style:style>
    <style:style style:name="P46" style:parent-style-name="Textbody" style:family="paragraph">
      <style:paragraph-properties fo:margin-left="0.7173in">
        <style:tab-stops/>
      </style:paragraph-properties>
      <style:text-properties style:font-name="Times New Roman" fo:font-size="12pt" style:font-size-asian="12pt" style:font-size-complex="12pt"/>
    </style:style>
    <style:style style:name="P47" style:parent-style-name="Textbody" style:family="paragraph">
      <style:paragraph-properties fo:margin-left="0.7173in">
        <style:tab-stops/>
      </style:paragraph-properties>
    </style:style>
    <style:style style:name="T48" style:parent-style-name="Fonteparág.padrão" style:family="text">
      <style:text-properties style:font-name="Times New Roman" fo:font-size="12pt" style:font-size-asian="12pt" style:font-size-complex="12pt"/>
    </style:style>
    <style:style style:name="T49" style:parent-style-name="Fonteparág.padrão" style:family="text">
      <style:text-properties style:font-name="Times New Roman" fo:font-size="12pt" style:font-size-asian="12pt" style:font-size-complex="12pt"/>
    </style:style>
    <style:style style:name="T50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51" style:parent-style-name="Fonteparág.padrão" style:family="text">
      <style:text-properties style:font-name="Arial" style:font-name-asian="Times New Roman" fo:font-size="11pt" style:font-size-asian="11pt" style:font-size-complex="11pt"/>
    </style:style>
    <style:style style:name="T52" style:parent-style-name="Fonteparág.padrão" style:family="text">
      <style:text-properties style:font-name="Arial" style:font-name-complex="Arial" fo:background-color="#FFFFFF"/>
    </style:style>
    <style:style style:name="P53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54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55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56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57" style:parent-style-name="Textbody" style:family="paragraph">
      <style:paragraph-properties fo:margin-left="0in">
        <style:tab-stops/>
      </style:paragraph-properties>
    </style:style>
    <style:style style:name="T58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59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60" style:parent-style-name="Fonteparág.padrão" style:family="text">
      <style:text-properties style:font-name="Times New Roman" style:font-name-asian="Tahoma" style:font-name-complex="Tahoma" fo:font-size="12pt" style:font-size-asian="12pt" style:font-size-complex="12pt"/>
    </style:style>
    <style:style style:name="T61" style:parent-style-name="Fonteparág.padrão" style:family="text">
      <style:text-properties style:font-name="Times New Roman" style:font-name-asian="Times New Roman" style:font-name-complex="Tahoma" fo:font-size="12pt" style:font-size-asian="12pt" style:font-size-complex="12pt"/>
    </style:style>
    <style:style style:name="P62" style:parent-style-name="Standard" style:family="paragraph">
      <style:paragraph-properties fo:text-align="justify"/>
      <style:text-properties style:font-name="Times New Roman" style:font-name-asian="Tahoma" style:font-name-complex="Tahoma"/>
    </style:style>
    <style:style style:name="P63" style:parent-style-name="Standard" style:family="paragraph">
      <style:paragraph-properties fo:text-align="justify"/>
      <style:text-properties style:font-name="Times New Roman" style:font-name-asian="Tahoma" style:font-name-complex="Tahoma"/>
    </style:style>
    <style:style style:name="P64" style:parent-style-name="Standard" style:family="paragraph">
      <style:paragraph-properties fo:text-align="justify"/>
      <style:text-properties style:font-name="Times New Roman" style:font-name-asian="Tahoma" style:font-name-complex="Tahoma"/>
    </style:style>
    <style:style style:name="P65" style:parent-style-name="Textbody" style:family="paragraph">
      <style:paragraph-properties fo:margin-left="0.984in">
        <style:tab-stops/>
      </style:paragraph-properties>
    </style:style>
    <style:style style:name="T66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67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68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69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70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P71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2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3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4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5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T76" style:parent-style-name="Fonteparág.padrão" style:family="text">
      <style:text-properties style:font-name="Times New Roman"/>
    </style:style>
    <style:style style:name="T77" style:parent-style-name="Fonteparág.padrão" style:family="text">
      <style:text-properties style:font-name="Times New Roman" style:font-name-asian="Times New Roman"/>
    </style:style>
    <style:style style:name="T78" style:parent-style-name="Fonteparág.padrão" style:family="text">
      <style:text-properties style:font-name="Times New Roman"/>
    </style:style>
    <style:style style:name="T79" style:parent-style-name="Fonteparág.padrão" style:family="text">
      <style:text-properties style:font-name="Times New Roman" style:font-name-asian="Times New Roman"/>
    </style:style>
    <style:style style:name="T80" style:parent-style-name="Fonteparág.padrão" style:family="text">
      <style:text-properties style:font-name="Times New Roman"/>
    </style:style>
    <style:style style:name="T81" style:parent-style-name="Fonteparág.padrão" style:family="text">
      <style:text-properties style:font-name="Times New Roman" style:font-name-asian="Times New Roman"/>
    </style:style>
    <style:style style:name="T82" style:parent-style-name="Fonteparág.padrão" style:family="text">
      <style:text-properties style:font-name="Times New Roman" style:font-name-asian="Times New Roman"/>
    </style:style>
    <style:style style:name="T83" style:parent-style-name="Fonteparág.padrão" style:family="text">
      <style:text-properties style:font-name="Times New Roman" style:font-name-asian="Times New Roman" style:use-window-font-color="true"/>
    </style:style>
    <style:style style:name="T84" style:parent-style-name="Fonteparág.padrão" style:family="text">
      <style:text-properties style:font-name="Times New Roman" style:font-name-asian="Times New Roman" style:use-window-font-color="true"/>
    </style:style>
    <style:style style:name="T85" style:parent-style-name="Fonteparág.padrão" style:family="text">
      <style:text-properties style:font-name="Times New Roman" style:font-name-asian="Times New Roman" style:use-window-font-color="true"/>
    </style:style>
    <style:style style:name="T86" style:parent-style-name="Fonteparág.padrão" style:family="text">
      <style:text-properties style:font-name="Times New Roman" style:font-name-asian="Times New Roman"/>
    </style:style>
    <style:style style:name="P87" style:parent-style-name="Standard" style:family="paragraph">
      <style:text-properties style:font-name="Times New Roman"/>
    </style:style>
    <style:style style:name="P88" style:parent-style-name="Standard" style:family="paragraph">
      <style:text-properties style:font-name="Times New Roman"/>
    </style:style>
    <style:style style:name="P89" style:parent-style-name="Standard" style:family="paragraph">
      <style:text-properties style:font-name="Times New Roman"/>
    </style:style>
    <style:style style:name="P90" style:parent-style-name="Standard" style:family="paragraph">
      <style:text-properties style:font-name="Times New Roman"/>
    </style:style>
    <style:style style:name="P91" style:parent-style-name="Standard" style:family="paragraph">
      <style:text-properties style:font-name="Times New Roman"/>
    </style:style>
    <style:style style:name="P92" style:parent-style-name="Standard" style:family="paragraph">
      <style:text-properties style:font-name="Times New Roman"/>
    </style:style>
    <style:style style:name="P93" style:parent-style-name="Standard" style:family="paragraph">
      <style:text-properties style:font-name="Times New Roman"/>
    </style:style>
    <style:style style:name="P94" style:parent-style-name="Standard" style:family="paragraph">
      <style:text-properties style:font-name="Times New Roman"/>
    </style:style>
    <style:style style:name="P95" style:parent-style-name="Standard" style:family="paragraph">
      <style:text-properties style:font-name="Times New Roman"/>
    </style:style>
    <style:style style:name="P96" style:parent-style-name="Standard" style:family="paragraph">
      <style:text-properties style:font-name="Times New Roman"/>
    </style:style>
    <style:style style:name="P97" style:parent-style-name="Standard" style:family="paragraph">
      <style:text-properties style:font-name="Times New Roman"/>
    </style:style>
    <style:style style:name="P98" style:parent-style-name="Standard" style:family="paragraph">
      <style:text-properties style:font-name="Times New Roman"/>
    </style:style>
    <style:style style:name="P99" style:parent-style-name="Standard" style:family="paragraph">
      <style:text-properties style:font-name="Times New Roman"/>
    </style:style>
    <style:style style:name="P100" style:parent-style-name="Textbody" style:family="paragraph">
      <style:paragraph-properties fo:margin-bottom="0in" fo:line-height="100%" fo:margin-left="0.984in">
        <style:tab-stops/>
      </style:paragraph-properties>
    </style:style>
    <style:style style:name="T101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02" style:parent-style-name="Fonteparág.padrão" style:family="text">
      <style:text-properties style:font-name="Times New Roman" fo:font-size="12pt" style:font-size-asian="12pt" style:font-size-complex="12pt"/>
    </style:style>
    <style:style style:name="T103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04" style:parent-style-name="Fonteparág.padrão" style:family="text">
      <style:text-properties style:font-name="Times New Roman" fo:font-size="12pt" style:font-size-asian="12pt" style:font-size-complex="12pt"/>
    </style:style>
    <style:style style:name="P105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fo:font-size="12pt" style:font-size-asian="12pt" style:font-size-complex="12pt"/>
    </style:style>
    <style:style style:name="P106" style:parent-style-name="Textbody" style:family="paragraph">
      <style:paragraph-properties fo:margin-bottom="0in" fo:line-height="100%" fo:margin-left="0.984in">
        <style:tab-stops/>
      </style:paragraph-properties>
    </style:style>
    <style:style style:name="T107" style:parent-style-name="Fonteparág.padrão" style:family="text">
      <style:text-properties style:font-name="Times New Roman" fo:font-size="12pt" style:font-size-asian="12pt" style:font-size-complex="12pt"/>
    </style:style>
    <style:style style:name="T108" style:parent-style-name="Fonteparág.padrão" style:family="text">
      <style:text-properties style:font-name="Times New Roman" fo:font-size="12pt" style:font-size-asian="12pt" style:font-size-complex="12pt"/>
    </style:style>
    <style:style style:name="T109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0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1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2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P113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14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15" style:parent-style-name="Textbody" style:family="paragraph">
      <style:paragraph-properties fo:margin-bottom="0in" fo:line-height="100%" fo:margin-left="0.984in">
        <style:tab-stops/>
      </style:paragraph-properties>
    </style:style>
    <style:style style:name="T116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7" style:parent-style-name="Fonteparág.padrão" style:family="text">
      <style:text-properties style:font-name="Times New Roman" fo:font-size="12pt" style:font-size-asian="12pt" style:font-size-complex="12pt"/>
    </style:style>
    <style:style style:name="T118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9" style:parent-style-name="Fonteparág.padrão" style:family="text">
      <style:text-properties style:font-name="Times New Roman" fo:font-size="12pt" style:font-size-asian="12pt" style:font-size-complex="12pt"/>
    </style:style>
    <style:style style:name="T120" style:parent-style-name="Fonteparág.padrão" style:family="text">
      <style:text-properties style:font-name="Times New Roman" fo:font-size="12pt" style:font-size-asian="12pt" style:font-size-complex="12pt"/>
    </style:style>
    <style:style style:name="P121" style:parent-style-name="Textbody" style:family="paragraph">
      <style:paragraph-properties fo:margin-bottom="0in" fo:line-height="100%" fo:margin-left="0.984in">
        <style:tab-stops/>
      </style:paragraph-properties>
      <style:text-properties fo:font-size="11pt" style:font-size-asian="11pt" style:font-size-complex="11pt"/>
    </style:style>
    <style:style style:name="P122" style:parent-style-name="Textbody" style:family="paragraph">
      <style:paragraph-properties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23" style:parent-style-name="Textbody" style:family="paragraph">
      <style:paragraph-properties fo:text-align="justify" fo:margin-left="0.7173in">
        <style:tab-stops/>
      </style:paragraph-properties>
      <style:text-properties style:font-name="Times New Roman" fo:font-size="12pt" style:font-size-asian="12pt" style:font-size-complex="12pt"/>
    </style:style>
    <style:style style:name="P124" style:parent-style-name="Textbody" style:family="paragraph">
      <style:paragraph-properties fo:text-align="justify" fo:margin-left="0.7291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25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26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27" style:parent-style-name="Textbody" style:family="paragraph">
      <style:paragraph-properties fo:margin-left="0in">
        <style:tab-stops/>
      </style:paragraph-properties>
    </style:style>
    <style:style style:name="T128" style:parent-style-name="Fonteparág.padrão" style:family="text">
      <style:text-properties fo:font-size="12pt" style:font-size-asian="12pt" style:font-size-complex="12pt"/>
    </style:style>
    <style:style style:name="T129" style:parent-style-name="Fonteparág.padrão" style:family="text">
      <style:text-properties style:font-name="Times New Roman" fo:font-size="12pt" style:font-size-asian="12pt" style:font-size-complex="12pt"/>
    </style:style>
    <style:style style:name="T130" style:parent-style-name="Fonteparág.padrão" style:family="text">
      <style:text-properties style:font-name="Times New Roman" fo:font-size="12pt" style:font-size-asian="12pt" style:font-size-complex="12pt"/>
    </style:style>
    <style:style style:name="P131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132" style:parent-style-name="Fonteparág.padrão" style:family="text">
      <style:text-properties style:font-name="Times New Roman"/>
    </style:style>
    <style:style style:name="T133" style:parent-style-name="Fonteparág.padrão" style:family="text">
      <style:text-properties style:font-name="Times New Roman" fo:font-weight="bold" style:font-weight-asian="bold" style:font-weight-complex="bold"/>
    </style:style>
    <style:style style:name="T134" style:parent-style-name="Fonteparág.padrão" style:family="text">
      <style:text-properties style:font-name="Times New Roman"/>
    </style:style>
    <style:style style:name="T135" style:parent-style-name="Fonteparág.padrão" style:family="text">
      <style:text-properties style:font-name="Times New Roman"/>
    </style:style>
    <style:style style:name="T136" style:parent-style-name="Fonteparág.padrão" style:family="text">
      <style:text-properties style:font-name="Times New Roman" fo:font-size="10pt" style:font-size-asian="10pt" style:font-size-complex="10pt"/>
    </style:style>
    <style:style style:name="T137" style:parent-style-name="Fonteparág.padrão" style:family="text">
      <style:text-properties style:font-name="Times New Roman"/>
    </style:style>
    <style:style style:name="T138" style:parent-style-name="Fonteparág.padrão" style:family="text">
      <style:text-properties style:font-name="Times New Roman"/>
    </style:style>
    <style:style style:name="T139" style:parent-style-name="Fonteparág.padrão" style:family="text">
      <style:text-properties style:font-name="Times New Roman" fo:font-weight="bold" style:font-weight-asian="bold" style:font-weight-complex="bold"/>
    </style:style>
    <style:style style:name="T140" style:parent-style-name="Fonteparág.padrão" style:family="text">
      <style:text-properties style:font-name="Times New Roman" fo:font-weight="bold" style:font-weight-asian="bold" style:font-weight-complex="bold"/>
    </style:style>
    <style:style style:name="T141" style:parent-style-name="Fonteparág.padrão" style:family="text">
      <style:text-properties style:font-name="Times New Roman"/>
    </style:style>
    <style:style style:name="T142" style:parent-style-name="Fonteparág.padrão" style:family="text">
      <style:text-properties style:font-name="Times New Roman"/>
    </style:style>
    <style:style style:name="P143" style:parent-style-name="Textbody" style:family="paragraph">
      <style:paragraph-properties fo:text-align="justify" fo:margin-left="0.6979in">
        <style:tab-stops/>
      </style:paragraph-properties>
      <style:text-properties style:font-name="Times New Roman" fo:font-size="12pt" style:font-size-asian="12pt" style:font-size-complex="12pt"/>
    </style:style>
    <style:style style:name="P144" style:parent-style-name="Textbody" style:family="paragraph">
      <style:paragraph-properties fo:text-align="justify" fo:margin-left="0.4916in" fo:text-indent="0.4916in">
        <style:tab-stops/>
      </style:paragraph-properties>
      <style:text-properties style:font-name="Times New Roman" fo:font-size="12pt" style:font-size-asian="12pt" style:font-size-complex="12pt"/>
    </style:style>
    <style:style style:name="P145" style:parent-style-name="Standard" style:list-style-name="LFO10" style:family="paragraph">
      <style:paragraph-properties fo:margin-left="0.7395in" fo:text-indent="0in">
        <style:tab-stops/>
      </style:paragraph-properties>
      <style:text-properties style:font-name="Times New Roman"/>
    </style:style>
    <style:style style:name="P146" style:parent-style-name="Standard" style:family="paragraph">
      <style:text-properties style:font-name="Times New Roman"/>
    </style:style>
    <style:style style:name="T147" style:parent-style-name="Fonteparág.padrão" style:family="text">
      <style:text-properties style:font-name="Times New Roman"/>
    </style:style>
    <style:style style:name="T148" style:parent-style-name="Fonteparág.padrão" style:family="text">
      <style:text-properties style:font-name="Times New Roman"/>
    </style:style>
    <style:style style:name="P149" style:parent-style-name="Standard" style:family="paragraph">
      <style:text-properties style:font-name="Times New Roman"/>
    </style:style>
    <style:style style:name="P150" style:parent-style-name="Standard" style:family="paragraph">
      <style:text-properties style:font-name="Times New Roman"/>
    </style:style>
    <style:style style:name="P151" style:parent-style-name="Standard" style:family="paragraph">
      <style:text-properties style:font-name="Times New Roman"/>
    </style:style>
    <style:style style:name="P152" style:parent-style-name="Textbody" style:family="paragraph">
      <style:paragraph-properties fo:text-align="justify" fo:margin-left="0in">
        <style:tab-stops/>
      </style:paragraph-properties>
    </style:style>
    <style:style style:name="T153" style:parent-style-name="Fonteparág.padrão" style:family="text">
      <style:text-properties style:font-name="Times New Roman" fo:font-size="12pt" style:font-size-asian="12pt" style:font-size-complex="12pt"/>
    </style:style>
    <style:style style:name="T154" style:parent-style-name="Fonteparág.padrão" style:family="text">
      <style:text-properties style:font-name="Times New Roman" fo:font-size="12pt" style:font-size-asian="12pt" style:font-size-complex="12pt"/>
    </style:style>
    <style:style style:name="T155" style:parent-style-name="Fonteparág.padrão" style:family="text">
      <style:text-properties style:font-name="Times New Roman" fo:font-size="12pt" style:font-size-asian="12pt" style:font-size-complex="12pt"/>
    </style:style>
    <style:style style:name="T156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57" style:parent-style-name="Fonteparág.padrão" style:family="text">
      <style:text-properties style:font-name="Times New Roman" fo:font-size="12pt" style:font-size-asian="12pt" style:font-size-complex="12pt"/>
    </style:style>
    <style:style style:name="T158" style:parent-style-name="Fonteparág.padrão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Memória Virtual<text:line-break/>Caso de uso: CadastrarInstituição</text:p>
      <text:p text:style-name="P33"/>
      <text:h text:style-name="Título1" text:outline-level="1">Breve Descrição</text:h>
      <text:p text:style-name="P34">Esse caso de uso permite que o Admininistrador crie o cadastro de uma instituição no sistema. Uma instituição<text:s/>cadastrada pode possuir uma ou mais imagens associadas.</text:p>
      <text:h text:style-name="Título1" text:outline-level="1">Breve Descrição dos Atores</text:h>
      <text:p text:style-name="Standard"><text:span text:style-name="T35"><text:tab/>- Administrador (do Sistema): Cadastra, exclui e altera os dados de qualquer<text:s/></text:span><text:span text:style-name="T36"><text:tab/>instituição.</text:span></text:p>
      <text:h text:style-name="Título1" text:outline-level="1">Pré-condições</text:h>
      <text:p text:style-name="P37">- O usuário está logado no sistema.</text:p>
      <text:h text:style-name="Título1" text:outline-level="1">Fluxo Básico de Eventos</text:h>
      <text:p text:style-name="P38">1. O Administrador seleciona a opção “Cadastrar Instituição” e o sistema exibe uma tela com os seguintes campos editáveis e opções:</text:p>
      <text:p text:style-name="P39"><text:s/><text:tab/>- campo “Nome da Instituição”, preenchimento obrigatório;</text:p>
      <text:p text:style-name="P40"><text:s/><text:tab/><text:tab/>- <text:s/>campo "Município”;</text:p>
      <text:p text:style-name="P41"><text:s/><text:tab/>- campo “Localidade”;</text:p>
      <text:p text:style-name="P42"><text:s/><text:tab/><text:tab/>- campo “Estado” no<text:s/>formato: XX;</text:p>
      <text:p text:style-name="P43"><text:tab/><text:tab/>- campo “País”;</text:p>
      <text:p text:style-name="P44"><text:s/><text:tab/>- campo “Endereço Completo” (Logradouro, Número, Complemento);</text:p>
      <text:p text:style-name="P45"><text:s/><text:tab/>- campo “CEP” ;</text:p>
      <text:p text:style-name="P46"><text:s text:c="6"/>- campo “Caixa Postal” ;</text:p>
      <text:p text:style-name="P47"><text:span text:style-name="T48"><text:s/></text:span><text:span text:style-name="T49"><text:tab/>- campo “</text:span><text:span text:style-name="T50">Telefone(s)/Fax”<text:s/></text:span><text:span text:style-name="T51">; no formato:<text:s/></text:span><text:span text:style-name="T52">(DD)12345-1234 ou (DD)1234-1234</text:span></text:p>
      <text:p text:style-name="P53"><text:s/><text:tab/><text:tab/>- campo “Email”, com verificação<text:s/>de e-mail válido.</text:p>
      <text:p text:style-name="P54"><text:s/><text:tab/><text:tab/>- campo “URL”</text:p>
      <text:p text:style-name="P55"><text:s/><text:tab/><text:tab/>- campo “Identificação do Proprietário”</text:p>
      <text:p text:style-name="P56"><text:s/><text:tab/><text:tab/>- campo “Administrador da Propriedade”</text:p>
      <text:p text:style-name="P57"><text:span text:style-name="T58"><text:tab/></text:span><text:span text:style-name="T59"><text:tab/>- campo “</text:span><text:span text:style-name="T60">Coordenadas Geográficas</text:span><text:span text:style-name="T61">”</text:span></text:p>
      <text:p text:style-name="P62"><text:s/><text:tab/>-Latitude<text:tab/>no formato DMS: <text:s/>grausºminutos'segundos''</text:p>
      <text:p text:style-name="P63"><text:s/><text:tab/>-Longitude<text:tab/>no formato DMS: <text:s/>grausºminutos'segundos''</text:p>
      <text:soft-page-break/>
      <text:p text:style-name="P64"><text:s/><text:tab/>-Altitude<text:tab/>Campo Editável</text:p>
      <text:p text:style-name="P65"><text:span text:style-name="T66">- campo “Tipo de Propriedade” - <text:s/>Campo em ordem alfabética, auto</text:span><text:span text:style-name="T67">-<text:s/></text:span><text:span text:style-name="T68"><text:tab/><text:s/></text:span><text:span text:style-name="T69"><text:tab/>completável,</text:span><text:span text:style-name="T70"><text:s/>com a lista apresentada a seguir:</text:span></text:p>
      <text:p text:style-name="P71"><text:tab/><text:s/><text:tab/>- Pública</text:p>
      <text:p text:style-name="P72"><text:tab/><text:tab/>- Privada</text:p>
      <text:p text:style-name="P73"><text:tab/><text:tab/>- Mista</text:p>
      <text:p text:style-name="P74"><text:tab/><text:tab/>- Outra</text:p>
      <text:p text:style-name="P75"/>
      <text:p text:style-name="Standard"><text:span text:style-name="T76">- campo<text:s/></text:span><text:span text:style-name="T77">“</text:span><text:span text:style-name="T78">Proteção Existente</text:span><text:span text:style-name="T79">”</text:span><text:span text:style-name="T80">:<text:s/></text:span><text:span text:style-name="T81">Campo em ord</text:span><text:span text:style-name="T82">em alfabética, auto</text:span><text:span text:style-name="T83">-<text:s/></text:span><text:span text:style-name="T84"><text:tab/><text:s/></text:span><text:span text:style-name="T85"><text:tab/>completável,</text:span><text:span text:style-name="T86"><text:s/>com a lista apresentada a seguir:</text:span></text:p>
      <text:p text:style-name="P87"><text:tab/><text:s/><text:tab/>-Patrimônio Mundial</text:p>
      <text:p text:style-name="P88"><text:tab/><text:tab/>-Federal/ Individual</text:p>
      <text:p text:style-name="P89"><text:tab/><text:tab/>-Federal/ Conjunto</text:p>
      <text:p text:style-name="P90"><text:tab/><text:tab/><text:tab/>-Estadual/ Individual</text:p>
      <text:p text:style-name="P91"><text:tab/><text:tab/><text:tab/>-Estadual/ Conjunto</text:p>
      <text:p text:style-name="P92"><text:tab/><text:tab/><text:tab/>-Municipal/ Individual</text:p>
      <text:p text:style-name="P93"><text:tab/><text:tab/><text:tab/>-Municipal/ Conjunto</text:p>
      <text:p text:style-name="P94"><text:tab/><text:tab/><text:tab/>-Decreto Juridico</text:p>
      <text:p text:style-name="P95"><text:tab/><text:tab/><text:tab/>-Entorno de Bem Protegido</text:p>
      <text:p text:style-name="P96"><text:tab/><text:tab/><text:tab/>-Nenhuma</text:p>
      <text:p text:style-name="P97"/>
      <text:p text:style-name="P98"><text:tab/><text:tab/>-campo “Tipo/ Legislação Incidente”: Campo Editável</text:p>
      <text:p text:style-name="P99"/>
      <text:p text:style-name="P100"><text:span text:style-name="T101">-campo<text:s/></text:span><text:span text:style-name="T102">“Imagens</text:span><text:span text:style-name="T103">”<text:s/></text:span><text:span text:style-name="T104">:</text:span></text:p>
      <text:p text:style-name="P105"><text:tab/><text:tab/>-campo para buscar arquivos de imagem para upload e botão para<text:s/><text:tab/><text:tab/><text:s/><text:tab/>busca.</text:p>
      <text:p text:style-name="P106"><text:span text:style-name="T107"><text:tab/></text:span><text:span text:style-name="T108"><text:tab/>-link “Adicionar nova Imagem</text:span><text:span text:style-name="T109">” caso o usuário queira fazer upl</text:span><text:span text:style-name="T110">oad<text:s/></text:span><text:span text:style-name="T111"><text:tab/></text:span><text:span text:style-name="T112"><text:tab/>de mais de uma imagem.</text:span></text:p>
      <text:p text:style-name="P113"><text:tab/><text:tab/>- opção para deletar imagem.</text:p>
      <text:p text:style-name="P114"/>
      <text:p text:style-name="P115"><text:span text:style-name="T116">- campo<text:s/></text:span><text:span text:style-name="T117">“Síntese Histórica</text:span><text:span text:style-name="T118">” Campo Editável para<text:s/></text:span><text:span text:style-name="T119">Incluir dados sobre a formação da Fazenda, principais atividades econômicas, dados de compra e venda, dados de formação, da ocupação humana e da si</text:span><text:span text:style-name="T120">tuação das terras, anteriores à sua formação.</text:span></text:p>
      <text:p text:style-name="P121"/>
      <text:p text:style-name="P122"><text:tab/>- campo “Revisão” do tipo “checkbox”. Esse campo deve ser marcado caso seja necessária revisão para liberar a catalogação.</text:p>
      <text:p text:style-name="P123"><text:s/><text:tab/>-<text:s/>botão<text:s/>“Salvar”<text:s/>para salvar os<text:s/>dados<text:s/>no sistema;</text:p>
      <text:p text:style-name="P124"><text:s/><text:tab/>-<text:s/>botão<text:s/>“Cancelar” para sair da opção de cadastrar uma Instituição no<text:s/><text:tab/>sistema.</text:p>
      <text:p text:style-name="P125"><text:s/><text:tab/>2. Após preencher todos os dados obrigatórios o usuário confirma a operação,<text:s/><text:tab/>selecionando a opção “Salvar”;</text:p>
      <text:soft-page-break/>
      <text:p text:style-name="P126"><text:s/><text:tab/>3. O sistema valida o cadastramento e exibe a mensagem “Cadastro Concluído<text:s/><text:tab/>com Sucesso”;</text:p>
      <text:p text:style-name="P127"><text:span text:style-name="T128"><text:s/></text:span><text:span text:style-name="T129"><text:tab/>4. O c</text:span><text:span text:style-name="T130">aso de uso é encerrado.</text:span></text:p>
      <text:p text:style-name="P131"/>
      <text:h text:style-name="Título1" text:outline-level="1">Fluxos Alternativos</text:h>
      <text:h text:style-name="Título2" text:outline-level="2">Fluxo Alternativo 1</text:h>
      <text:p text:style-name="Standard"><text:span text:style-name="T132"><text:tab/>Se no<text:s/></text:span><text:span text:style-name="T133">Fluxo Básico</text:span><text:span text:style-name="T134"><text:s/>a qualquer momento o usuário selecionar a opção “Cancelar”<text:s/></text:span><text:span text:style-name="T135"><text:tab/>O sistema retorna à página inicial e</text:span><text:span text:style-name="T136"><text:s/></text:span><text:span text:style-name="T137">o caso de uso termina.</text:span></text:p>
      <text:p text:style-name="Standard"/>
      <text:h text:style-name="Título2" text:outline-level="2">Fluxo Alternativo 2</text:h>
      <text:p text:style-name="Standard"><text:tab/><text:span text:style-name="T138">Se no passo 2 do<text:s/></text:span><text:span text:style-name="T139">Fluxo Básico</text:span><text:span text:style-name="T140"><text:s/></text:span><text:span text:style-name="T141">o Administrador clica em "Salvar” sem ter<text:s/></text:span><text:span text:style-name="T142"><text:tab/>preenchido todos os campos obrigatórios, então:</text:span></text:p>
      <text:p text:style-name="P143"><text:s/>1. <text:s/>O sistema exibe a mensagem:</text:p>
      <text:p text:style-name="P144">a. “O campo &lt;nome do campo&gt; não foi preenchido”;</text:p>
      <text:list text:style-name="LFO10" text:continue-numbering="true">
        <text:list-item>
          <text:p text:style-name="P145">O caso de uso retorna ao passo 1 do fluxo básico.</text:p>
        </text:list-item>
      </text:list>
      <text:p text:style-name="P146"/>
      <text:h text:style-name="Título1" text:outline-level="1">Pós-Condições</text:h>
      <text:p text:style-name="Standard"><text:tab/><text:span text:style-name="T147">Fluxo Básico: Um</text:span><text:span text:style-name="T148">a nova Instituição está cadastrada no sistema.</text:span></text:p>
      <text:p text:style-name="P149"><text:tab/>Fluxo Alternativo 1: Não ocorre alteração na base de dados do sistema.</text:p>
      <text:p text:style-name="P150"><text:tab/>Fluxo Alternativo 2: O cadastro da Instituição está pendente.</text:p>
      <text:p text:style-name="P151"/>
      <text:h text:style-name="Título1" text:outline-level="1">Requisitos Especiais</text:h>
      <text:p text:style-name="P152"><text:span text:style-name="T153"><text:tab/>- Segurança: Se o usuário logado no sistema não for</text:span><text:span text:style-name="T154"><text:s/>um dos tipos existentes na<text:s/></text:span><text:span text:style-name="T155"><text:tab/></text:span><text:span text:style-name="T156">Breve Descrição dos Atores</text:span><text:span text:style-name="T157"><text:s/>a opção “Cadastrar Instituição” não deve estar<text:s/></text:span><text:span text:style-name="T158"><text:tab/>disponível.</text:span></text:p>
      <text:p text:style-name="Standard"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Verdana, Verdana" svg:font-family="Verdana, Verdana" style:font-family-generic="swiss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Fonteparág.padrão" style:display-name="Fonte parág. padrão" style:family="text"/>
    <style:style style:name="Standard" style:display-name="Standard" style:family="paragraph">
      <style:paragraph-properties style:text-autospace="none"/>
      <style:text-properties style:font-name="Verdana, Verdana" style:font-name-asian="Verdana, Verdana" style:font-name-complex="Verdana, Verdana" fo:color="#000000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0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152in" style:use-optimal-column-width="false"/>
    </style:style>
    <style:style style:name="TableColumn4" style:family="table-column">
      <style:table-column-properties style:column-width="3.8819in" style:use-optimal-column-width="false"/>
    </style:style>
    <style:style style:name="TableColumn5" style:family="table-column">
      <style:table-column-properties style:column-width="1.4861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" style:parent-style-name="Fonteparág.padrão" style:family="text">
      <style:text-properties fo:color="#4C4C4C" fo:font-size="10pt" style:font-size-asian="10pt" style:font-size-complex="10pt" fo:language="en" fo:country="US" style:language-asian="en" style:country-asian="US" style:language-complex="ar" style:country-complex="SA"/>
    </style:style>
    <style:style style:name="P9" style:parent-style-name="TableContents" style:family="paragraph">
      <style:text-properties fo:color="#4C4C4C" fo:font-size="10pt" style:font-size-asian="10pt" style:font-size-complex="10pt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P12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TableContents" style:family="paragraph">
      <style:text-properties fo:color="#4C4C4C" fo:font-size="10pt" style:font-size-asian="10pt" style:font-size-complex="10pt"/>
    </style:style>
    <style:style style:name="TableRow15" style:family="table-row">
      <style:table-row-properties style:min-row-height="0.1486in"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TableContents" style:family="paragraph">
      <style:text-properties fo:color="#4C4C4C" fo:font-size="10pt" style:font-size-asian="10pt" style:font-size-complex="10pt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1.6833in" style:use-optimal-column-width="false"/>
    </style:style>
    <style:style style:name="Table18" style:family="table">
      <style:table-properties style:width="6.07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right="0.25in"/>
      <style:text-properties fo:font-size="10pt" style:font-size-asian="10pt" style:font-size-complex="10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Textbody" style:family="paragraph">
      <style:paragraph-properties fo:margin-left="0in">
        <style:tab-stops/>
      </style:paragraph-properties>
    </style:style>
    <style:style style:name="T27" style:parent-style-name="Fonteparág.padrão" style:family="text">
      <style:text-properties style:font-name="Times New Roman" style:font-name-asian="Times New Roman" style:font-name-complex="Times New Roman" style:use-window-font-color="true" fo:language="en" fo:country="US" style:language-complex="ar" style:country-complex="SA"/>
    </style:style>
    <number:date-style style:name="N28" number:language="pt" number:country="BR">
      <number:year number:style="long" number:calendar="gregorian"/>
    </number:date-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text-align="end"/>
    </style:style>
    <style:style style:name="T31" style:parent-style-name="Fonteparág.padrão" style:family="text">
      <style:text-properties fo:font-size="10pt" style:font-size-asian="10pt" style:font-size-complex="10pt"/>
    </style:style>
    <style:style style:name="T32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TableContents"><text:span text:style-name="T8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9"/>
            </table:table-cell>
            <table:table-cell table:style-name="TableCell10" table:number-rows-spanned="2">
              <text:p text:style-name="P11"/>
              <text:p text:style-name="P12">Documento de Especificação de Casos de uso – CDU 06</text:p>
            </table:table-cell>
            <table:table-cell table:style-name="TableCell13">
              <text:p text:style-name="P14">Versão do Documento: 2.0</text:p>
            </table: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6">
              <text:p text:style-name="P17">Data: 02/05/12</text:p>
            </table:table-cell>
          </table:table-row>
        </table:table>
        <text:p text:style-name="Cabeçalh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Confidencial</text:p>
            </table:table-cell>
            <table:table-cell table:style-name="TableCell25">
              <text:p text:style-name="P26"><text:span text:style-name="T27">ICMC-USP</text:span>,<text:s/><text:date style:data-style-name="N28">2014</text:date></text:p>
            </table:table-cell>
            <table:table-cell table:style-name="TableCell29">
              <text:p text:style-name="P30"><text:span text:style-name="T31">Página<text:s/></text:span><text:span text:style-name="T32"><text:page-number text:fixed="false">3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GROPPA, MARIANA CASUSCELLI</dc:creator>
    <meta:creation-date>2010-04-10T14:22:00Z</meta:creation-date>
    <dc:date>2014-07-29T13:59:00Z</dc:date>
    <meta:template xlink:href="Normal" xlink:type="simple"/>
    <meta:editing-cycles>78</meta:editing-cycles>
    <meta:editing-duration>PT30000S</meta:editing-duration>
    <meta:document-statistic meta:page-count="3" meta:paragraph-count="7" meta:word-count="538" meta:character-count="3604" meta:row-count="25" meta:non-whitespace-character-count="3073"/>
  </office:meta>
</office:document-meta>
</file>